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395cm" style:rel-column-width="13089*"/>
    </style:style>
    <style:style style:name="Tabla1.B" style:family="table-column">
      <style:table-column-properties style:column-width="3.595cm" style:rel-column-width="13857*"/>
    </style:style>
    <style:style style:name="Tabla1.C" style:family="table-column">
      <style:table-column-properties style:column-width="5.759cm" style:rel-column-width="22200*"/>
    </style:style>
    <style:style style:name="Tabla1.D" style:family="table-column">
      <style:table-column-properties style:column-width="4.251cm" style:rel-column-width="1638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395cm" style:rel-column-width="13089*"/>
    </style:style>
    <style:style style:name="Tabla2.B" style:family="table-column">
      <style:table-column-properties style:column-width="3.507cm" style:rel-column-width="13517*"/>
    </style:style>
    <style:style style:name="Tabla2.C" style:family="table-column">
      <style:table-column-properties style:column-width="5.847cm" style:rel-column-width="22540*"/>
    </style:style>
    <style:style style:name="Tabla2.D" style:family="table-column">
      <style:table-column-properties style:column-width="4.251cm" style:rel-column-width="16389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507cm" style:rel-column-width="13517*"/>
    </style:style>
    <style:style style:name="Tabla3.B" style:family="table-column">
      <style:table-column-properties style:column-width="3.593cm" style:rel-column-width="13850*"/>
    </style:style>
    <style:style style:name="Tabla3.C" style:family="table-column">
      <style:table-column-properties style:column-width="5.6cm" style:rel-column-width="21588*"/>
    </style:style>
    <style:style style:name="Tabla3.D" style:family="table-column">
      <style:table-column-properties style:column-width="4.3cm" style:rel-column-width="16580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995cm" table:align="left"/>
    </style:style>
    <style:style style:name="Tabla4.A" style:family="table-column">
      <style:table-column-properties style:column-width="4.249cm"/>
    </style:style>
    <style:style style:name="Tabla4.B" style:family="table-column">
      <style:table-column-properties style:column-width="3.247cm"/>
    </style:style>
    <style:style style:name="Tabla4.C" style:family="table-column">
      <style:table-column-properties style:column-width="4.41cm"/>
    </style:style>
    <style:style style:name="Tabla4.D" style:family="table-column">
      <style:table-column-properties style:column-width="5.08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Index_20_Heading">
      <style:paragraph-properties fo:text-align="center" style:justify-single-word="false" fo:break-before="page"/>
    </style:style>
    <style:style style:name="P3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officeooo:rsid="0016ae44" officeooo:paragraph-rsid="0016ae44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officeooo:rsid="0016ae44" officeooo:paragraph-rsid="0016ae44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officeooo:rsid="0016e0fd" officeooo:paragraph-rsid="0016ae44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officeooo:rsid="0016e0fd" officeooo:paragraph-rsid="0016e0fd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9pt" officeooo:rsid="001d4a19" officeooo:paragraph-rsid="001d4a19" style:font-size-asian="9pt" style:font-size-complex="9pt"/>
    </style:style>
    <style:style style:name="P13" style:family="paragraph" style:parent-style-name="Text_20_body">
      <style:paragraph-properties fo:text-align="start" style:justify-single-word="false"/>
      <style:text-properties fo:font-size="9pt" officeooo:rsid="001d4a19" officeooo:paragraph-rsid="001d4a19" style:font-size-asian="9pt" style:font-size-complex="9pt"/>
    </style:style>
    <style:style style:name="P14" style:family="paragraph" style:parent-style-name="Standard">
      <style:paragraph-properties fo:text-align="start" style:justify-single-word="false" fo:break-before="page"/>
      <style:text-properties fo:font-size="9pt" officeooo:rsid="001d4a19" officeooo:paragraph-rsid="0022706f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fo:font-size="9pt" officeooo:rsid="001d4a19" officeooo:paragraph-rsid="0022706f" style:font-size-asian="9pt" style:font-size-complex="9pt"/>
    </style:style>
    <style:style style:name="P16" style:family="paragraph" style:parent-style-name="Text_20_body">
      <style:paragraph-properties fo:text-align="start" style:justify-single-word="false"/>
      <style:text-properties fo:font-size="9pt" officeooo:rsid="001d4a19" officeooo:paragraph-rsid="0022706f" style:font-size-asian="9pt" style:font-size-complex="9pt"/>
    </style:style>
    <style:style style:name="P17" style:family="paragraph" style:parent-style-name="Text_20_body">
      <style:paragraph-properties fo:text-align="start" style:justify-single-word="false"/>
      <style:text-properties fo:font-size="9pt" officeooo:rsid="001d4a19" officeooo:paragraph-rsid="001edfa4" style:font-size-asian="9pt" style:font-size-complex="9pt"/>
    </style:style>
    <style:style style:name="P18" style:family="paragraph" style:parent-style-name="Table_20_Contents">
      <style:text-properties style:font-name="Arial1"/>
    </style:style>
    <style:style style:name="P19" style:family="paragraph" style:parent-style-name="Table_20_Contents">
      <style:text-properties style:font-name="Arial1" officeooo:rsid="00187ee8" officeooo:paragraph-rsid="00187ee8"/>
    </style:style>
    <style:style style:name="P20" style:family="paragraph" style:parent-style-name="Table_20_Contents">
      <style:paragraph-properties fo:text-align="center" style:justify-single-word="false"/>
      <style:text-properties style:font-name="Arial1" officeooo:rsid="00187ee8" officeooo:paragraph-rsid="00187ee8"/>
    </style:style>
    <style:style style:name="P21" style:family="paragraph" style:parent-style-name="Table_20_Contents">
      <style:paragraph-properties fo:text-align="center" style:justify-single-word="false"/>
      <style:text-properties style:font-name="Arial1" officeooo:rsid="00187ee8" officeooo:paragraph-rsid="00189757"/>
    </style:style>
    <style:style style:name="P22" style:family="paragraph" style:parent-style-name="Table_20_Contents">
      <style:text-properties style:font-name="Arial1" officeooo:rsid="00187ee8" officeooo:paragraph-rsid="00189757"/>
    </style:style>
    <style:style style:name="P23" style:family="paragraph" style:parent-style-name="Table_20_Contents">
      <style:text-properties style:font-name="Arial1" officeooo:paragraph-rsid="00187ee8"/>
    </style:style>
    <style:style style:name="P24" style:family="paragraph" style:parent-style-name="Table_20_Contents">
      <style:text-properties style:font-name="Arial1" officeooo:paragraph-rsid="00189757"/>
    </style:style>
    <style:style style:name="P25" style:family="paragraph" style:parent-style-name="Table_20_Contents">
      <style:text-properties style:font-name="Arial1" officeooo:rsid="00189757" officeooo:paragraph-rsid="00189757"/>
    </style:style>
    <style:style style:name="P26" style:family="paragraph" style:parent-style-name="Table_20_Contents">
      <style:text-properties style:font-name="Arial1" officeooo:rsid="001edfa4" officeooo:paragraph-rsid="001edfa4"/>
    </style:style>
    <style:style style:name="P27" style:family="paragraph" style:parent-style-name="Table_20_Contents">
      <style:text-properties style:font-name="Arial1" officeooo:rsid="0022706f" officeooo:paragraph-rsid="0022706f"/>
    </style:style>
    <style:style style:name="P28" style:family="paragraph" style:parent-style-name="Standard">
      <style:paragraph-properties fo:text-align="center" style:justify-single-word="false"/>
      <style:text-properties style:font-name="Arial" fo:font-size="16pt" officeooo:rsid="0016e0fd" officeooo:paragraph-rsid="0016e0fd" style:font-size-asian="16pt" style:font-size-complex="16pt"/>
    </style:style>
    <style:style style:name="P29" style:family="paragraph" style:parent-style-name="Text_20_body">
      <style:paragraph-properties fo:text-align="start" style:justify-single-word="false"/>
      <style:text-properties fo:font-size="9pt" officeooo:rsid="001d4a19" officeooo:paragraph-rsid="0026623c" style:font-size-asian="9pt" style:font-size-complex="9pt"/>
    </style:style>
    <style:style style:name="P30" style:family="paragraph" style:parent-style-name="Table_20_Contents">
      <style:text-properties style:font-name="Arial1" officeooo:rsid="0026623c" officeooo:paragraph-rsid="0026623c"/>
    </style:style>
    <style:style style:name="P31" style:family="paragraph" style:parent-style-name="Heading_20_1">
      <style:paragraph-properties fo:text-align="center" style:justify-single-word="false" fo:break-before="page"/>
      <style:text-properties officeooo:rsid="0016e0fd" officeooo:paragraph-rsid="0016e0fd"/>
    </style:style>
    <style:style style:name="P32" style:family="paragraph" style:parent-style-name="Heading_20_1" style:list-style-name="">
      <style:paragraph-properties fo:text-align="center" style:justify-single-word="false"/>
    </style:style>
    <style:style style:name="P33" style:family="paragraph" style:parent-style-name="Heading_20_1">
      <style:paragraph-properties fo:text-align="center" style:justify-single-word="false" fo:break-before="page"/>
    </style:style>
    <style:style style:name="P34" style:family="paragraph" style:parent-style-name="Heading_20_2">
      <style:text-properties officeooo:rsid="0016e0fd" officeooo:paragraph-rsid="0016e0fd"/>
    </style:style>
    <style:style style:name="P35" style:family="paragraph" style:parent-style-name="Heading_20_2">
      <style:text-properties officeooo:rsid="0016e0fd" officeooo:paragraph-rsid="00187ee8"/>
    </style:style>
    <style:style style:name="P36" style:family="paragraph" style:parent-style-name="Heading_20_2">
      <style:text-properties officeooo:rsid="0016e0fd" officeooo:paragraph-rsid="00189757"/>
    </style:style>
    <style:style style:name="T1" style:family="text">
      <style:text-properties officeooo:rsid="0016ae4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edfa4"/>
    </style:style>
    <style:style style:name="T4" style:family="text">
      <style:text-properties style:text-underline-style="solid" style:text-underline-width="auto" style:text-underline-color="font-color" officeooo:rsid="0020802b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89757"/>
    </style:style>
    <style:style style:name="T7" style:family="text">
      <style:text-properties style:text-underline-style="none" officeooo:rsid="001edfa4"/>
    </style:style>
    <style:style style:name="T8" style:family="text">
      <style:text-properties style:text-underline-style="none" officeooo:rsid="0022706f"/>
    </style:style>
    <style:style style:name="T9" style:family="text">
      <style:text-properties style:text-underline-style="none" officeooo:rsid="0016e0fd"/>
    </style:style>
    <style:style style:name="T10" style:family="text">
      <style:text-properties officeooo:rsid="0016e0fd"/>
    </style:style>
    <style:style style:name="T11" style:family="text">
      <style:text-properties fo:color="#2a6099" loext:opacity="100%"/>
    </style:style>
    <style:style style:name="T12" style:family="text">
      <style:text-properties officeooo:rsid="00187ee8"/>
    </style:style>
    <style:style style:name="T13" style:family="text">
      <style:text-properties officeooo:rsid="00189757"/>
    </style:style>
    <style:style style:name="T14" style:family="text">
      <style:text-properties officeooo:rsid="0019d62d"/>
    </style:style>
    <style:style style:name="T15" style:family="text">
      <style:text-properties officeooo:rsid="001edfa4"/>
    </style:style>
    <style:style style:name="T16" style:family="text">
      <style:text-properties officeooo:rsid="0022706f"/>
    </style:style>
    <style:style style:name="T17" style:family="text">
      <style:text-properties officeooo:rsid="00246cef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edfa4"/>
    </style:style>
    <style:style style:name="T20" style:family="text">
      <style:text-properties fo:language="en" fo:country="US" officeooo:rsid="0026623c"/>
    </style:style>
    <style:style style:name="T21" style:family="text">
      <style:text-properties style:font-name="Arial1" fo:language="en" fo:country="US" officeooo:rsid="0026623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11"/>
      <text:p text:style-name="P6">Proyecto <text:span text:style-name="T10">web Banizi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Base de datos</text:p>
      <text:p text:style-name="P8">Esquema relacional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Ma<text:span text:style-name="T10">tías </text:span><text:span text:style-name="T14">da Silva</text:span></text:p>
      <text:p text:style-name="P8">Agustín Pérez</text:p>
      <text:p text:style-name="P8">2022</text:p>
      <text:alphabetical-index text:style-name="Sect1" text:protected="true" text:name="Índice alfabético1">
        <text:alphabetical-index-source text:sort-algorithm="alphanumeric" fo:language="es" fo:country="UY">
          <text:index-title-template text:style-name="Index_20_Heading">Contenidos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Índice alfabético1_Head">
            <text:p text:style-name="P2">Contenidos</text:p>
          </text:index-title>
          <text:p text:style-name="P3">Data Definition Language<text:tab/>5</text:p>
          <text:p text:style-name="P3">Esquema relacional<text:tab/>3</text:p>
          <text:p text:style-name="P3">Tipos de datos<text:tab/>4</text:p>
        </text:index-body>
      </text:alphabetical-index>
      <text:p text:style-name="P10"/>
      <text:h text:style-name="P31" text:outline-level="1"><text:alphabetical-index-mark-start text:id="IMark2162081298392"/><text:alphabetical-index-mark-start text:id="IMark2162081300312"/>Esquema relacional<text:alphabetical-index-mark-end text:id="IMark2162081300312"/><text:alphabetical-index-mark-end text:id="IMark2162081298392"/></text:h>
      <text:p text:style-name="P4"><text:span text:style-name="T11">servicio_cat_bck</text:span>(<text:span text:style-name="T3">id</text:span><text:span text:style-name="T5">,</text:span> <text:span text:style-name="T1">nombre, descripcion, precio)</text:span></text:p>
      <text:p text:style-name="P4"/>
      <text:p text:style-name="P4"><text:span text:style-name="T11">subservicio_cat_bck</text:span>(<text:span text:style-name="T3">id</text:span><text:span text:style-name="T1">, </text:span><text:span text:style-name="T12">nombre, </text:span><text:span text:style-name="T1">descripcion, precio) FK servicio_cat_bck</text:span></text:p>
      <text:p text:style-name="P4"/>
      <text:p text:style-name="P5"><text:span text:style-name="T11">img_servicio_cat_bck</text:span>(<text:span text:style-name="T3">id</text:span><text:span text:style-name="T5">, </text:span><text:span text:style-name="T7">img_id, </text:span><text:span text:style-name="T6">data</text:span>) FK servicio_cat_bck</text:p>
      <text:p text:style-name="P5"/>
      <text:p text:style-name="P5"><text:span text:style-name="T11">img_subservicio_cat_bck</text:span>(<text:span text:style-name="T4">id</text:span><text:span text:style-name="T5">, </text:span><text:span text:style-name="T7">img_id, </text:span><text:span text:style-name="T6">data</text:span>) FK subservicio_cat_bck</text:p>
      <text:h text:style-name="P31" text:outline-level="1"><text:alphabetical-index-mark-start text:id="IMark2162081301944"/>Tipos de datos<text:alphabetical-index-mark-end text:id="IMark2162081301944"/></text:h>
      <text:h text:style-name="P34" text:outline-level="2">servicio_cat_bck: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2161919273056">
          <table:table-cell table:style-name="Tabla1.A1" office:value-type="string">
            <text:p text:style-name="P20">Atributo</text:p>
          </table:table-cell>
          <table:table-cell table:style-name="Tabla1.A1" office:value-type="string">
            <text:p text:style-name="P20">Datatype</text:p>
          </table:table-cell>
          <table:table-cell table:style-name="Tabla1.A1" office:value-type="string">
            <text:p text:style-name="P20">Atributos especiales</text:p>
          </table:table-cell>
          <table:table-cell table:style-name="Tabla1.D1" office:value-type="string">
            <text:p text:style-name="P20">Dependencias</text:p>
          </table:table-cell>
        </table:table-row>
        <table:table-row table:style-name="TableLine2161919261904">
          <table:table-cell table:style-name="Tabla1.A2" office:value-type="string">
            <text:p text:style-name="P27">id</text:p>
          </table:table-cell>
          <table:table-cell table:style-name="Tabla1.A2" office:value-type="string">
            <text:p text:style-name="P30"><text:span text:style-name="T20">M</text:span><text:span text:style-name="T18">EDIUMINT</text:span></text:p>
          </table:table-cell>
          <table:table-cell table:style-name="Tabla1.A2" office:value-type="string">
            <text:p text:style-name="P26">PRIMARY KEY, NOT NULL</text:p>
          </table:table-cell>
          <table:table-cell table:style-name="Tabla1.D2" office:value-type="string">
            <text:p text:style-name="P18">-</text:p>
          </table:table-cell>
        </table:table-row>
        <table:table-row table:style-name="TableLine2161919267072">
          <table:table-cell table:style-name="Tabla1.A2" office:value-type="string">
            <text:p text:style-name="P19">nombre</text:p>
          </table:table-cell>
          <table:table-cell table:style-name="Tabla1.A2" office:value-type="string">
            <text:p text:style-name="P26">TEXT</text:p>
          </table:table-cell>
          <table:table-cell table:style-name="Tabla1.A2" office:value-type="string">
            <text:p text:style-name="P18">-</text:p>
          </table:table-cell>
          <table:table-cell table:style-name="Tabla1.D2" office:value-type="string">
            <text:p text:style-name="P18">-</text:p>
          </table:table-cell>
        </table:table-row>
        <table:table-row table:style-name="TableLine2161919265440">
          <table:table-cell table:style-name="Tabla1.A2" office:value-type="string">
            <text:p text:style-name="P19">descripcion</text:p>
          </table:table-cell>
          <table:table-cell table:style-name="Tabla1.A2" office:value-type="string">
            <text:p text:style-name="P26">MEDIUMTEXT</text:p>
          </table:table-cell>
          <table:table-cell table:style-name="Tabla1.A2" office:value-type="string">
            <text:p text:style-name="P18">-</text:p>
          </table:table-cell>
          <table:table-cell table:style-name="Tabla1.D2" office:value-type="string">
            <text:p text:style-name="P18">-</text:p>
          </table:table-cell>
        </table:table-row>
        <table:table-row table:style-name="TableLine2161919257824">
          <table:table-cell table:style-name="Tabla1.A2" office:value-type="string">
            <text:p text:style-name="P19">precio</text:p>
          </table:table-cell>
          <table:table-cell table:style-name="Tabla1.A2" office:value-type="string">
            <text:p text:style-name="P26">MEDIUMINT</text:p>
          </table:table-cell>
          <table:table-cell table:style-name="Tabla1.A2" office:value-type="string">
            <text:p text:style-name="P19">-</text:p>
          </table:table-cell>
          <table:table-cell table:style-name="Tabla1.D2" office:value-type="string">
            <text:p text:style-name="P18">-</text:p>
          </table:table-cell>
        </table:table-row>
      </table:table>
      <text:h text:style-name="P35" text:outline-level="2"><text:span text:style-name="T12">sub</text:span>servicio_cat_bck: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161919268160">
          <table:table-cell table:style-name="Tabla2.A1" office:value-type="string">
            <text:p text:style-name="P20">Atributo</text:p>
          </table:table-cell>
          <table:table-cell table:style-name="Tabla2.A1" office:value-type="string">
            <text:p text:style-name="P20">Datatype</text:p>
          </table:table-cell>
          <table:table-cell table:style-name="Tabla2.A1" office:value-type="string">
            <text:p text:style-name="P20">Atributos especiales</text:p>
          </table:table-cell>
          <table:table-cell table:style-name="Tabla2.D1" office:value-type="string">
            <text:p text:style-name="P20">Dependencias</text:p>
          </table:table-cell>
        </table:table-row>
        <table:table-row table:style-name="TableLine2161919257280">
          <table:table-cell table:style-name="Tabla2.A2" office:value-type="string">
            <text:p text:style-name="P27">id</text:p>
          </table:table-cell>
          <table:table-cell table:style-name="Tabla2.A2" office:value-type="string">
            <text:p text:style-name="P30"><text:span text:style-name="T18">MEDIUMINT</text:span></text:p>
          </table:table-cell>
          <table:table-cell table:style-name="Tabla2.A2" office:value-type="string">
            <text:p text:style-name="P26">PRIMARY KEY, NOT NULL</text:p>
          </table:table-cell>
          <table:table-cell table:style-name="Tabla2.D2" office:value-type="string">
            <text:p text:style-name="P19">servicio_cat_bck(id)</text:p>
          </table:table-cell>
        </table:table-row>
        <table:table-row table:style-name="TableLine2161919267616">
          <table:table-cell table:style-name="Tabla2.A2" office:value-type="string">
            <text:p text:style-name="P19">nombre</text:p>
          </table:table-cell>
          <table:table-cell table:style-name="Tabla2.A2" office:value-type="string">
            <text:p text:style-name="P26">TEXT</text:p>
          </table:table-cell>
          <table:table-cell table:style-name="Tabla2.A2" office:value-type="string">
            <text:p text:style-name="P23">-</text:p>
          </table:table-cell>
          <table:table-cell table:style-name="Tabla2.D2" office:value-type="string">
            <text:p text:style-name="P23">-</text:p>
          </table:table-cell>
        </table:table-row>
        <table:table-row table:style-name="TableLine2161919257552">
          <table:table-cell table:style-name="Tabla2.A2" office:value-type="string">
            <text:p text:style-name="P19">descripcion</text:p>
          </table:table-cell>
          <table:table-cell table:style-name="Tabla2.A2" office:value-type="string">
            <text:p text:style-name="P26">MEDIUMTEXT</text:p>
          </table:table-cell>
          <table:table-cell table:style-name="Tabla2.A2" office:value-type="string">
            <text:p text:style-name="P23">-</text:p>
          </table:table-cell>
          <table:table-cell table:style-name="Tabla2.D2" office:value-type="string">
            <text:p text:style-name="P23">-</text:p>
          </table:table-cell>
        </table:table-row>
        <table:table-row table:style-name="TableLine2161919268976">
          <table:table-cell table:style-name="Tabla2.A2" office:value-type="string">
            <text:p text:style-name="P19">precio</text:p>
          </table:table-cell>
          <table:table-cell table:style-name="Tabla2.A2" office:value-type="string">
            <text:p text:style-name="P26">MEDIUMINT</text:p>
          </table:table-cell>
          <table:table-cell table:style-name="Tabla2.A2" office:value-type="string">
            <text:p text:style-name="P19">-</text:p>
          </table:table-cell>
          <table:table-cell table:style-name="Tabla2.D2" office:value-type="string">
            <text:p text:style-name="P23">-</text:p>
          </table:table-cell>
        </table:table-row>
      </table:table>
      <text:h text:style-name="P36" text:outline-level="2"><text:span text:style-name="T13">img_</text:span>servicio_cat_bck: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2161919266256">
          <table:table-cell table:style-name="Tabla3.A1" office:value-type="string">
            <text:p text:style-name="P21">Atributo</text:p>
          </table:table-cell>
          <table:table-cell table:style-name="Tabla3.A1" office:value-type="string">
            <text:p text:style-name="P21">Datatype</text:p>
          </table:table-cell>
          <table:table-cell table:style-name="Tabla3.A1" office:value-type="string">
            <text:p text:style-name="P21">Atributos especiales</text:p>
          </table:table-cell>
          <table:table-cell table:style-name="Tabla3.D1" office:value-type="string">
            <text:p text:style-name="P21">Dependencias</text:p>
          </table:table-cell>
        </table:table-row>
        <table:table-row table:style-name="TableLine2161919288832">
          <table:table-cell table:style-name="Tabla3.A2" office:value-type="string">
            <text:p text:style-name="P27">id</text:p>
          </table:table-cell>
          <table:table-cell table:style-name="Tabla3.A2" office:value-type="string">
            <text:p text:style-name="P22"><text:span text:style-name="T15">CHAR</text:span>(16)</text:p>
          </table:table-cell>
          <table:table-cell table:style-name="Tabla3.A2" office:value-type="string">
            <text:p text:style-name="P22"><text:span text:style-name="T15">PRIMARY KEY</text:span>, <text:span text:style-name="T15">NOT NULL</text:span></text:p>
          </table:table-cell>
          <table:table-cell table:style-name="Tabla3.D2" office:value-type="string">
            <text:p text:style-name="P22">servicio_cat_bck(id)</text:p>
          </table:table-cell>
        </table:table-row>
        <table:table-row table:style-name="TableLine2161919282304">
          <table:table-cell table:style-name="Tabla3.A2" office:value-type="string">
            <text:p text:style-name="P26">img_<text:span text:style-name="T16">id</text:span></text:p>
          </table:table-cell>
          <table:table-cell table:style-name="Tabla3.A2" office:value-type="string">
            <text:p text:style-name="P26">CHAR(16)</text:p>
          </table:table-cell>
          <table:table-cell table:style-name="Tabla3.A2" office:value-type="string">
            <text:p text:style-name="P26">Not Null</text:p>
          </table:table-cell>
          <table:table-cell table:style-name="Tabla3.D2" office:value-type="string">
            <text:p text:style-name="P24">-</text:p>
          </table:table-cell>
        </table:table-row>
        <table:table-row table:style-name="TableLine2161919279040">
          <table:table-cell table:style-name="Tabla3.A2" office:value-type="string">
            <text:p text:style-name="P25">data</text:p>
          </table:table-cell>
          <table:table-cell table:style-name="Tabla3.A2" office:value-type="string">
            <text:p text:style-name="P26">MEDIUMBLOB</text:p>
          </table:table-cell>
          <table:table-cell table:style-name="Tabla3.A2" office:value-type="string">
            <text:p text:style-name="P24">-</text:p>
          </table:table-cell>
          <table:table-cell table:style-name="Tabla3.D2" office:value-type="string">
            <text:p text:style-name="P24">-</text:p>
          </table:table-cell>
        </table:table-row>
      </table:table>
      <text:h text:style-name="P36" text:outline-level="2"><text:span text:style-name="T13">img_sub</text:span>servicio_cat_bck: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eLine2161919270064">
          <table:table-cell table:style-name="Tabla4.A1" office:value-type="string">
            <text:p text:style-name="P21">Atributo</text:p>
          </table:table-cell>
          <table:table-cell table:style-name="Tabla4.A1" office:value-type="string">
            <text:p text:style-name="P21">Datatype</text:p>
          </table:table-cell>
          <table:table-cell table:style-name="Tabla4.A1" office:value-type="string">
            <text:p text:style-name="P21">Atributos especiales</text:p>
          </table:table-cell>
          <table:table-cell table:style-name="Tabla4.D1" office:value-type="string">
            <text:p text:style-name="P21">Dependencias</text:p>
          </table:table-cell>
        </table:table-row>
        <table:table-row table:style-name="TableLine2161919277952">
          <table:table-cell table:style-name="Tabla4.A2" office:value-type="string">
            <text:p text:style-name="P27">id</text:p>
          </table:table-cell>
          <table:table-cell table:style-name="Tabla4.A2" office:value-type="string">
            <text:p text:style-name="P22"><text:span text:style-name="T15">CHAR</text:span>(16)</text:p>
          </table:table-cell>
          <table:table-cell table:style-name="Tabla4.A2" office:value-type="string">
            <text:p text:style-name="P22">PrimaryKey, Not Null</text:p>
          </table:table-cell>
          <table:table-cell table:style-name="Tabla4.D2" office:value-type="string">
            <text:p text:style-name="P22"><text:span text:style-name="T13">sub</text:span>servicio_cat_bck(id)</text:p>
          </table:table-cell>
        </table:table-row>
        <table:table-row table:style-name="TableLine2161919285568">
          <table:table-cell table:style-name="Tabla4.A2" office:value-type="string">
            <text:p text:style-name="P26">img_<text:span text:style-name="T16">id</text:span></text:p>
          </table:table-cell>
          <table:table-cell table:style-name="Tabla4.A2" office:value-type="string">
            <text:p text:style-name="P26">CHAR(16)</text:p>
          </table:table-cell>
          <table:table-cell table:style-name="Tabla4.A2" office:value-type="string">
            <text:p text:style-name="P26">NOT NULL</text:p>
          </table:table-cell>
          <table:table-cell table:style-name="Tabla4.D2" office:value-type="string">
            <text:p text:style-name="P24">-</text:p>
          </table:table-cell>
        </table:table-row>
        <table:table-row table:style-name="TableLine2161919274960">
          <table:table-cell table:style-name="Tabla4.A2" office:value-type="string">
            <text:p text:style-name="P25">data</text:p>
          </table:table-cell>
          <table:table-cell table:style-name="Tabla4.A2" office:value-type="string">
            <text:p text:style-name="P26">MEDIUMBLOB</text:p>
          </table:table-cell>
          <table:table-cell table:style-name="Tabla4.A2" office:value-type="string">
            <text:p text:style-name="P24">-</text:p>
          </table:table-cell>
          <table:table-cell table:style-name="Tabla4.D2" office:value-type="string">
            <text:p text:style-name="P24">-</text:p>
          </table:table-cell>
        </table:table-row>
      </table:table>
      <text:h text:style-name="P32" text:outline-level="1"><text:alphabetical-index-mark text:string-value=" "/><text:alphabetical-index-mark text:string-value=" "/><text:alphabetical-index-mark text:string-value=" "/><text:alphabetical-index-mark text:string-value=" "/><text:alphabetical-index-mark text:string-value=" "/></text:h>
      <text:h text:style-name="P33" text:outline-level="1"><text:alphabetical-index-mark-start text:id="IMark2162081298392"/><text:alphabetical-index-mark-start text:id="IMark2162081300312"/><text:alphabetical-index-mark-start text:id="IMark2162081302424"/><text:alphabetical-index-mark-start text:id="IMark2162081297144"/><text:alphabetical-index-mark-start text:id="IMark2162081301752"/>Data Definition Language<text:alphabetical-index-mark-end text:id="IMark2162081301752"/><text:alphabetical-index-mark-end text:id="IMark2162081297144"/><text:alphabetical-index-mark-end text:id="IMark2162081302424"/><text:alphabetical-index-mark-end text:id="IMark2162081300312"/><text:alphabetical-index-mark-end text:id="IMark2162081298392"/></text:h>
      <text:p text:style-name="P13">/*</text:p>
      <text:p text:style-name="P13"><text:tab/>DDL - Creación de tablas para backend web</text:p>
      <text:p text:style-name="P13">*/</text:p>
      <text:p text:style-name="P13">/* Inicio */</text:p>
      <text:p text:style-name="P13"><text:tab/>DROP DATABASE IF EXISTS marce_banizi;</text:p>
      <text:p text:style-name="P13"><text:tab/>CREATE DATABASE IF NOT EXISTS marce_banizi;</text:p>
      <text:p text:style-name="P13"><text:tab/>USE marce_banizi;</text:p>
      <text:p text:style-name="P13">/* Creación de tablas */</text:p>
      <text:p text:style-name="P13"><text:tab/>use marce_banizi;</text:p>
      <text:p text:style-name="P13"><text:tab/>CREATE TABLE <text:span text:style-name="T10">servicio_cat_bck</text:span> (</text:p>
      <text:p text:style-name="P29"><text:tab/><text:tab/>id <text:span text:style-name="T21">MEDIUMINT</text:span> NOT NULL,</text:p>
      <text:p text:style-name="P13"><text:tab/><text:tab/>nombre TEXT,</text:p>
      <text:p text:style-name="P13"><text:tab/><text:tab/>descripcion MEDIUMTEXT,</text:p>
      <text:p text:style-name="P13"><text:tab/><text:tab/>precio MEDIUMINT,</text:p>
      <text:p text:style-name="P13"><text:tab/><text:tab/>PRIMARY KEY (id)</text:p>
      <text:p text:style-name="P13"><text:tab/>) ENGINE = InnoDB DEFAULT CHARSET = UTF8; </text:p>
      <text:p text:style-name="P13"/>
      <text:p text:style-name="P13"><text:tab/>CREATE TABLE <text:span text:style-name="T12">sub</text:span><text:span text:style-name="T10">servicio_cat_bck</text:span> (</text:p>
      <text:p text:style-name="P29"><text:tab/><text:tab/>id <text:span text:style-name="T21">MEDIUMINT</text:span> NOT NULL,</text:p>
      <text:p text:style-name="P13"><text:tab/><text:tab/>nombre TEXT,</text:p>
      <text:p text:style-name="P13"><text:tab/><text:tab/>descripcion MEDIUMTEXT,</text:p>
      <text:p text:style-name="P13"><text:tab/><text:tab/>precio MEDIUMINT,</text:p>
      <text:p text:style-name="P13"><text:tab/><text:tab/>PRIMARY KEY (id),</text:p>
      <text:p text:style-name="P13"><text:tab/><text:tab/>CONSTRAINT fk_<text:span text:style-name="T12">sub</text:span><text:span text:style-name="T10">servicio_cat_bck</text:span>_id FOREIGN KEY (id) REFERENCES <text:span text:style-name="T10">servicio_cat_bck</text:span> (id)</text:p>
      <text:p text:style-name="P13"><text:tab/>) ENGINE = InnoDB DEFAULT CHARSET = UTF8; </text:p>
      <text:p text:style-name="P13"/>
      <text:p text:style-name="P12"><text:tab/>CREATE TABLE <text:span text:style-name="T13">img_</text:span><text:span text:style-name="T10">servicio_cat_bck</text:span> (</text:p>
      <text:p text:style-name="P13"><text:tab/><text:tab/>id CHAR(16) NOT NULL,</text:p>
      <text:p text:style-name="P13"><text:tab/><text:tab/><text:span text:style-name="T16">img_id CHAR(16) NOT NULL,</text:span></text:p>
      <text:p text:style-name="P13"><text:tab/><text:tab/>data MEDIUMBLOB,<text:tab/></text:p>
      <text:p text:style-name="P12"><text:tab/><text:tab/>PRIMARY KEY (id),</text:p>
      <text:p text:style-name="P12"/>
      <text:p text:style-name="P17"><text:tab/><text:tab/>CONSTRAINT fk_<text:span text:style-name="T13">img_</text:span><text:span text:style-name="T10">servicio_cat_bck</text:span>_id FOREIGN KEY (id) REFERENCES <text:span text:style-name="T10">servicio_cat_bck</text:span> (id)</text:p>
      <text:p text:style-name="P13"><text:tab/>) ENGINE = InnoDB DEFAULT CHARSET = UTF8; </text:p>
      <text:p text:style-name="P13"/>
      <text:p text:style-name="P14"><text:tab/>CREATE TABLE <text:span text:style-name="T13">img_</text:span><text:span text:style-name="T16">sub</text:span><text:span text:style-name="T10">servicio_cat_bck</text:span> (</text:p>
      <text:p text:style-name="P16"><text:tab/><text:tab/>id CHAR(16) NOT NULL,</text:p>
      <text:p text:style-name="P16"><text:tab/><text:tab/><text:span text:style-name="T16">img_id CHAR(16) NOT NULL,</text:span></text:p>
      <text:p text:style-name="P16"><text:tab/><text:tab/>data MEDIUMBLOB,<text:tab/></text:p>
      <text:p text:style-name="P15"><text:tab/><text:tab/>PRIMARY KEY (id),</text:p>
      <text:p text:style-name="P15"/>
      <text:p text:style-name="P16"><text:tab/><text:tab/>CONSTRAINT fk_<text:span text:style-name="T13">img_</text:span><text:span text:style-name="T17">sub</text:span><text:span text:style-name="T10">servicio_cat_bck</text:span>_id FOREIGN KEY (id) REFERENCES <text:span text:style-name="T8">sub</text:span><text:span text:style-name="T9">servicio_cat_bck</text:span> (id)</text:p>
      <text:p text:style-name="P16"><text:tab/>) ENGINE = InnoDB DEFAULT CHARSET = UTF8; </text:p>
      <text:p text:style-name="P13"><text:s text:c="4"/>/* Fin de tablas */</text:p>
      <text:p text:style-name="P13">/* Fin *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4" style:font-family-complex="Arial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2" fo:font-family="Arial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Arial2" fo:font-family="Arial" style:font-style-name="Negrita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Normal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2T11:27:10.636000000</meta:creation-date>
    <dc:date>2022-04-02T16:57:17.636000000</dc:date>
    <meta:editing-duration>PT4H22M48S</meta:editing-duration>
    <meta:editing-cycles>9</meta:editing-cycles>
    <meta:generator>LibreOffice/7.2.5.2$Windows_X86_64 LibreOffice_project/499f9727c189e6ef3471021d6132d4c694f357e5</meta:generator>
    <meta:document-statistic meta:table-count="4" meta:image-count="0" meta:object-count="0" meta:page-count="6" meta:paragraph-count="135" meta:word-count="313" meta:character-count="2294" meta:non-whitespace-character-count="2050"/>
  </office:meta>
</office:document-meta>
</file>